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8de9b" officeooo:paragraph-rsid="00192cb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8de9b" officeooo:paragraph-rsid="00192cb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none" fo:font-weight="normal" officeooo:rsid="0018de9b" officeooo:paragraph-rsid="00192cb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b6295" officeooo:paragraph-rsid="001b6295" style:font-size-asian="10.5pt" style:font-weight-asian="normal" style:font-size-complex="12pt" style:font-weight-complex="normal"/>
    </style:style>
    <style:style style:name="T1" style:family="text">
      <style:text-properties officeooo:rsid="001b6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SAE2.1 Semaine <text:span text:style-name="T1">3</text:span> :</text:p>
      <text:p text:style-name="P2"/>
      <text:p text:style-name="P1">Membres :</text:p>
      <text:p text:style-name="P1"><text:tab/>Yann Glady</text:p>
      <text:p text:style-name="P1"><text:tab/>Thomas Rott</text:p>
      <text:p text:style-name="P1"/>
      <text:p text:style-name="P1">Nous avons réussi à tout faire cependant. <text:span text:style-name="T1">Nous avons commencé à écrire du code durant le Week-end dernier, car nous n’aurions pas eu assez de temps pour le faire durant les 2 heures de cette semaine et les DCC et DCA durant le Week-end de cette semaine.</text:span></text:p>
      <text:p text:style-name="P1"><text:s/><text:span text:style-name="T1">Dans le Helper,java, nous avons rajouter une méthode pour tester si il est de type tableau ou non.</text:span></text:p>
      <text:p text:style-name="P4">Nous fait abstraction des autres type pouvant appartenir à ce packag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6T18:39:34.220827413</dc:date>
    <meta:editing-duration>PT12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87" meta:character-count="480" meta:non-whitespace-character-count="397"/>
  </office:meta>
</office:document-meta>
</file>